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Graphic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ATexture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TATextureManager</text:p>
          </table:table-cell>
          <table:table-cell table:number-columns-repeated="4"/>
          <table:table-cell office:value-type="float" office:value="40">
            <text:p>40</text:p>
          </table:table-cell>
        </table:table-row>
        <table:table-row table:style-name="ro2">
          <table:table-cell/>
          <table:table-cell office:value-type="string">
            <text:p>TAAnimation</text:p>
          </table:table-cell>
          <table:table-cell table:number-columns-repeated="4"/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TAAnimationManager</text:p>
          </table:table-cell>
          <table:table-cell table:number-columns-repeated="4"/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npu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AKeys</text:p>
          </table:table-cell>
          <table:table-cell table:number-columns-repeated="4"/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TAInputManager</text:p>
          </table:table-cell>
          <table:table-cell table:number-columns-repeated="4"/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ain progra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in fi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et input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Run images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Padding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G2:.G13])" office:value-type="float" office:value="222">
            <text:p>22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7/05/2011</text:date>, <text:time>23:0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g Ashby</meta:initial-creator>
    <meta:creation-date>2011-07-05T22:57:05.46</meta:creation-date>
    <dc:date>2011-07-05T23:04:31.13</dc:date>
    <dc:creator>Tag Ashby</dc:creator>
    <meta:editing-duration>PT7M25S</meta:editing-duration>
    <meta:editing-cycles>1</meta:editing-cycles>
    <meta:document-statistic meta:table-count="3" meta:cell-count="23" meta:object-count="0"/>
    <meta:generator>OpenOffice.org/3.3$Win32 OpenOffice.org_project/330m20$Build-9567</meta:generator>
  </office:meta>
</office:document-meta>
</file>